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12cm" svg:stroke-color="#666666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1.95cm" fo:min-width="0.3cm"/>
    </style:style>
    <style:style style:name="gr5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034cm" fo:min-width="0cm"/>
    </style:style>
    <style:style style:name="gr7" style:family="graphic" style:parent-style-name="standard">
      <style:graphic-properties draw:fill-color="#00ff00" draw:textarea-horizontal-align="justify" draw:textarea-vertical-align="middle" draw:auto-grow-height="false" fo:min-height="0.03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ff0000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1cm" svg:y1="6.1cm" svg:x2="2.8cm" svg:y2="2.8cm">
          <text:p/>
        </draw:line>
        <draw:line draw:style-name="gr1" draw:text-style-name="P1" draw:layer="layout" svg:x1="6.2cm" svg:y1="2.8cm" svg:x2="1cm" svg:y2="2.8cm">
          <text:p/>
        </draw:line>
        <draw:line draw:style-name="gr1" draw:text-style-name="P1" draw:layer="layout" svg:x1="8.03cm" svg:y1="6.1cm" svg:x2="2.83cm" svg:y2="6.1cm">
          <text:p/>
        </draw:line>
        <draw:line draw:style-name="gr2" draw:text-style-name="P1" draw:layer="layout" svg:x1="2.9cm" svg:y1="6.1cm" svg:x2="6.2cm" svg:y2="2.8cm">
          <text:p/>
        </draw:line>
        <draw:line draw:style-name="gr3" draw:text-style-name="P1" draw:layer="layout" svg:x1="6.2cm" svg:y1="2.8cm" svg:x2="8.03cm" svg:y2="2.8cm">
          <text:p/>
        </draw:line>
        <draw:line draw:style-name="gr3" draw:text-style-name="P1" draw:layer="layout" svg:x1="1cm" svg:y1="6.1cm" svg:x2="3cm" svg:y2="6.1cm">
          <text:p/>
        </draw:line>
        <draw:custom-shape draw:style-name="gr4" draw:text-style-name="P2" draw:layer="layout" svg:width="0.8cm" svg:height="2.2cm" svg:x="1.4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0.4cm" svg:x="1.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1.605cm" svg:y="4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1.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8cm" svg:height="2.2cm" svg:x="6.8cm" svg:y="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0.4cm" svg:x="7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4cm" svg:height="0.4cm" svg:x="7.005cm" svg:y="4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cm" svg:height="0.4cm" svg:x="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03cm" fo:page-height="9.03cm" style:print-orientation="portrait"/>
    </style:page-layout>
    <style:style style:name="Mdp1" style:family="drawing-page">
      <style:drawing-page-properties draw:background-size="border" draw:fill="solid" draw:fill-color="#cfe7f5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Barreiro</meta:initial-creator>
    <meta:creation-date>2017-06-02T16:41:14.398761386</meta:creation-date>
    <dc:date>2017-06-02T17:14:16.991267152</dc:date>
    <dc:creator>Daniel Barreiro</dc:creator>
    <meta:editing-duration>PT16M23S</meta:editing-duration>
    <meta:editing-cycles>4</meta:editing-cycles>
    <meta:generator>LibreOffice/5.1.6.2$Linux_X86_64 LibreOffice_project/10m0$Build-2</meta:generator>
    <meta:document-statistic meta:object-count="14"/>
  </office:meta>
</office:document-meta>
</file>